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25-11-2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25-07-0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25-04-0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25-01-0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24-10-09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3224" calcext:value-type="float">
            <text:p>-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24-07-1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24-01-25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23-10-0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23-07-12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23-01-1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22-10-0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3224" calcext:value-type="float">
            <text:p>-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22-07-1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22-04-0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21-10-0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536" calcext:value-type="float">
            <text:p>-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21-07-15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21-04-0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21-01-12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20-10-0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20-07-0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20-01-08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9-10-09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9-07-10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7832" calcext:value-type="float">
            <text:p>-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9-04-04 0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184" calcext:value-type="float">
            <text:p>-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9-01-3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8-10-03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8-07-11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8-04-04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7-10-04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7-07-12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544" calcext:value-type="float">
            <text:p>-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7-04-1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184" calcext:value-type="float">
            <text:p>-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7-01-18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6-10-12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6-07-13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6-04-12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5-10-15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5-07-1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5-04-08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5-01-1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4-10-08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4-07-16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4-04-08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4-01-15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3-10-29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3-07-12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3-04-02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2-10-09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2216" calcext:value-type="float">
            <text:p>-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2-07-11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2-04-06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2-01-12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424" calcext:value-type="float">
            <text:p>-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1-10-06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184" calcext:value-type="float">
            <text:p>-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1-07-20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1-04-0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424" calcext:value-type="float">
            <text:p>-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1-01-13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184" calcext:value-type="float">
            <text:p>-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0-10-06 2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568" calcext:value-type="float">
            <text:p>-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0-07-16 0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5816" calcext:value-type="float">
            <text:p>-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0-04-08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10-01-14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9-10-09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0776" calcext:value-type="float">
            <text:p>-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9-07-09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6688" calcext:value-type="float">
            <text:p>-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9-04-01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4448" calcext:value-type="float">
            <text:p>-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9-01-08 0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4552" calcext:value-type="float">
            <text:p>-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8-10-08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1088" calcext:value-type="float">
            <text:p>-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8-07-10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1192" calcext:value-type="float">
            <text:p>-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8-04-02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476" calcext:value-type="float">
            <text:p>-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8-01-10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4656" calcext:value-type="float">
            <text:p>-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7-10-04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4448" calcext:value-type="float">
            <text:p>-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7-07-12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0984" calcext:value-type="float">
            <text:p>-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7-04-05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4864" calcext:value-type="float">
            <text:p>-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7-01-11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4656" calcext:value-type="float">
            <text:p>-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6-10-1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5816" calcext:value-type="float">
            <text:p>-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6-07-12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7336" calcext:value-type="float">
            <text:p>-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6-04-0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6608" calcext:value-type="float">
            <text:p>-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6-01-12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13248" calcext:value-type="float">
            <text:p>-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5-10-0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3352" calcext:value-type="float">
            <text:p>-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5-07-14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5696" calcext:value-type="float">
            <text:p>-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5-04-0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3352" calcext:value-type="float">
            <text:p>-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5-01-06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6608" calcext:value-type="float">
            <text:p>-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4-10-1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6712" calcext:value-type="float">
            <text:p>-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4-07-13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72912" calcext:value-type="float">
            <text:p>-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4-04-29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024" calcext:value-type="float">
            <text:p>-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4-01-08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252" calcext:value-type="float">
            <text:p>-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3-10-15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0672" calcext:value-type="float">
            <text:p>-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3-07-1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3456" calcext:value-type="float">
            <text:p>-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3-04-1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92" calcext:value-type="float">
            <text:p>-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3-01-14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3456" calcext:value-type="float">
            <text:p>-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2-10-16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744" calcext:value-type="float">
            <text:p>-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2-07-1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0696" calcext:value-type="float">
            <text:p>-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2-04-04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0696" calcext:value-type="float">
            <text:p>-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2-01-1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7544" calcext:value-type="float">
            <text:p>-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1-10-22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30696" calcext:value-type="float">
            <text:p>-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1-07-24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7544" calcext:value-type="float">
            <text:p>-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2001-04-12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7336" calcext:value-type="float">
            <text:p>-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739121514101</text:p>
          </table:table-cell>
          <table:table-cell office:value-type="string" calcext:value-type="string">
            <text:p>34.00S/07.00E-15ADB02</text:p>
          </table:table-cell>
          <table:table-cell office:value-type="string" calcext:value-type="string">
            <text:p>198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4088" calcext:value-type="float">
            <text:p>-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6" meta:object-count="0"/>
    <meta:user-defined meta:name="AppVersion">3.0</meta:user-defined>
  </office:meta>
</office:document-meta>
</file>